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0.903cm" fo:min-width="0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02cm" fo:min-width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788cm" fo:min-width="0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014cm" fo:min-width="0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1.042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506cm" fo:min-width="2.8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335cm" fo:min-width="4.0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905cm" fo:min-width="6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289cm" fo:min-width="4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0.506cm" fo:min-width="2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0" draw:text-style-name="P1" svg:width="3.52cm" svg:height="0.715cm" svg:x="6.278cm" svg:y="0.991cm"><text:p><text:s text:c="8"/>stat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9" draw:text-style-name="P3" svg:width="6.779cm" svg:height="0.456cm" svg:x="4.796cm" svg:y="2.896cm"><text:p text:style-name="P2"><text:span text:style-name="T1"><text:s text:c="8"/></text:span><text:span text:style-name="T1">int n,i,sum=0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 3" draw:style-name="gr8" draw:text-style-name="P1" svg:width="6.43cm" svg:height="1.906cm" svg:x="5.166cm" svg:y="4.51cm"><text:p><text:s text:c="9"/>for i=0; i&lt;=n ;i++</text:p><text:p><text:s text:c="15"/>i=n/2==0</text:p><text:p><text:s text:c="16"/>sum=sum+i</text:p><draw:enhanced-geometry svg:viewBox="0 0 21600 21600" draw:type="rectangle" draw:enhanced-path="M 0 0 L 21600 0 21600 21600 0 21600 0 0 Z N"/></draw:custom-shape><draw:custom-shape text:anchor-type="paragraph" draw:z-index="3" draw:name="Shape 4" draw:style-name="gr7" draw:text-style-name="P1" svg:width="6.457cm" svg:height="0.53cm" svg:x="5.008cm" svg:y="7.315cm"><text:p><text:s text:c="6"/>display <text:s text:c="3"/>s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Shape 5" draw:style-name="gr6" draw:text-style-name="P1" svg:width="4.022cm" svg:height="0.715cm" svg:x="6.172cm" svg:y="8.929cm"><text:p><text:s text:c="10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5" draw:text-style-name="P1" svg:width="0.292cm" svg:height="1.191cm" svg:x="7.971cm" svg:y="1.7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7" draw:style-name="gr4" draw:text-style-name="P1" svg:width="0.265cm" svg:height="1.16cm" svg:x="8.024cm" svg:y="3.3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8" draw:style-name="gr3" draw:text-style-name="P1" svg:width="0.265cm" svg:height="0.9cm" svg:x="8.156cm" svg:y="6.4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9" draw:style-name="gr2" svg:width="0.107cm" svg:height="0.003cm" svg:x="7.839cm" svg:y="7.8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 10" draw:style-name="gr1" draw:text-style-name="P1" svg:width="0.239cm" svg:height="1.033cm" svg:x="8.156cm" svg:y="7.8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4:43:55.322724376</meta:creation-date>
    <dc:date>2023-02-03T15:02:25.968942137</dc:date>
    <meta:editing-duration>PT7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